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15A000000F0B8F107FE8965BA9B.png" manifest:media-type="image/png"/>
  <manifest:file-entry manifest:full-path="Pictures/10000201000000F1000000613DFDAAEEE90CC403.png" manifest:media-type="image/png"/>
  <manifest:file-entry manifest:full-path="Pictures/10000201000000E9000000347A5EC1579EA54920.png" manifest:media-type="image/png"/>
  <manifest:file-entry manifest:full-path="Pictures/10000201000000810000005D68907185382F9A08.png" manifest:media-type="image/png"/>
  <manifest:file-entry manifest:full-path="Pictures/10000201000000A3000000A82F0EA97562C2A4F4.png" manifest:media-type="image/png"/>
  <manifest:file-entry manifest:full-path="Pictures/10000201000002C90000020A919D794E3059E73C.png" manifest:media-type="image/png"/>
  <manifest:file-entry manifest:full-path="Pictures/10000000000000F1000001294268667FE5C71B65.jpg" manifest:media-type="image/jpeg"/>
  <manifest:file-entry manifest:full-path="Pictures/10000201000000DF000000DFE562EC7776B2A264.png" manifest:media-type="image/png"/>
  <manifest:file-entry manifest:full-path="Pictures/10000201000001B3000000EAD0C2E17D61DE2539.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3529f02"/>
    </style:style>
    <style:style style:name="P3" style:family="paragraph" style:parent-style-name="Footer">
      <style:paragraph-properties fo:text-align="center" style:justify-single-word="false"/>
    </style:style>
    <style:style style:name="P4" style:family="paragraph" style:parent-style-name="Contents_20_1">
      <style:paragraph-properties>
        <style:tab-stops>
          <style:tab-stop style:position="19.001cm" style:type="right" style:leader-style="dotted" style:leader-text="."/>
        </style:tab-stops>
      </style:paragraph-properties>
    </style:style>
    <style:style style:name="P5" style:family="paragraph" style:parent-style-name="Contents_20_2">
      <style:paragraph-properties>
        <style:tab-stops>
          <style:tab-stop style:position="18.501cm" style:type="right" style:leader-style="dotted" style:leader-text="."/>
        </style:tab-stops>
      </style:paragraph-properties>
    </style:style>
    <style:style style:name="P6" style:family="paragraph" style:parent-style-name="Contents_20_3">
      <style:paragraph-properties>
        <style:tab-stops>
          <style:tab-stop style:position="18.002cm" style:type="right" style:leader-style="dotted" style:leader-text="."/>
        </style:tab-stops>
      </style:paragraph-properties>
    </style:style>
    <style:style style:name="P7" style:family="paragraph" style:parent-style-name="Text_20_body">
      <style:text-properties officeooo:rsid="039549e1" officeooo:paragraph-rsid="039549e1"/>
    </style:style>
    <style:style style:name="P8" style:family="paragraph" style:parent-style-name="Text_20_body">
      <style:text-properties officeooo:rsid="039569a8" officeooo:paragraph-rsid="039569a8"/>
    </style:style>
    <style:style style:name="P9" style:family="paragraph" style:parent-style-name="Text_20_body">
      <style:text-properties officeooo:paragraph-rsid="039569a8"/>
    </style:style>
    <style:style style:name="P10" style:family="paragraph" style:parent-style-name="Contents_20_1">
      <style:paragraph-properties>
        <style:tab-stops>
          <style:tab-stop style:position="19.001cm" style:type="right" style:leader-style="dotted" style:leader-text="."/>
        </style:tab-stops>
      </style:paragraph-properties>
    </style:style>
    <style:style style:name="P11" style:family="paragraph" style:parent-style-name="Contents_20_2">
      <style:paragraph-properties>
        <style:tab-stops>
          <style:tab-stop style:position="18.501cm" style:type="right" style:leader-style="dotted" style:leader-text="."/>
        </style:tab-stops>
      </style:paragraph-properties>
    </style:style>
    <style:style style:name="P12" style:family="paragraph" style:parent-style-name="Contents_20_3">
      <style:paragraph-properties>
        <style:tab-stops>
          <style:tab-stop style:position="18.002cm" style:type="right" style:leader-style="dotted" style:leader-text="."/>
        </style:tab-stops>
      </style:paragraph-properties>
    </style:style>
    <style:style style:name="T1" style:family="text">
      <style:text-properties fo:font-size="10pt" officeooo:rsid="001a177c" style:font-size-asian="10pt" style:font-size-complex="10pt"/>
    </style:style>
    <style:style style:name="T2" style:family="text">
      <style:text-properties fo:font-size="10pt" officeooo:rsid="032f50e0" style:font-size-asian="10pt" style:font-size-complex="10pt"/>
    </style:style>
    <style:style style:name="T3" style:family="text">
      <style:text-properties fo:font-size="10pt" officeooo:rsid="03a173d1" style:font-size-asian="10pt" style:font-size-complex="10pt"/>
    </style:style>
    <style:style style:name="T4" style:family="text">
      <style:text-properties fo:font-size="10pt" officeooo:rsid="0382e177" style:font-size-asian="10pt" style:font-size-complex="10pt"/>
    </style:style>
    <style:style style:name="T5" style:family="text">
      <style:text-properties fo:font-size="10pt" officeooo:rsid="039f6697" style:font-size-asian="10pt" style:font-size-complex="10pt"/>
    </style:style>
    <style:style style:name="T6" style:family="text">
      <style:text-properties fo:font-size="10pt" officeooo:rsid="034cdf3c" style:font-size-asian="10pt" style:font-size-complex="10pt"/>
    </style:style>
    <style:style style:name="T7" style:family="text">
      <style:text-properties fo:font-size="10pt" officeooo:rsid="038189e8" style:font-size-asian="10pt" style:font-size-complex="10pt"/>
    </style:style>
    <style:style style:name="T8" style:family="text">
      <style:text-properties fo:font-size="10pt" officeooo:rsid="0392d0fb" style:font-size-asian="10pt" style:font-size-complex="10pt"/>
    </style:style>
    <style:style style:name="T9" style:family="text">
      <style:text-properties officeooo:rsid="0393b1aa"/>
    </style:style>
    <style:style style:name="T10" style:family="text">
      <style:text-properties officeooo:rsid="039549e1"/>
    </style:style>
    <style:style style:name="T11" style:family="text">
      <style:text-properties style:font-name="Liberation Serif"/>
    </style:style>
    <style:style style:name="T12" style:family="text">
      <style:text-properties style:font-name="Liberation Serif" officeooo:rsid="039549e1"/>
    </style:style>
    <style:style style:name="T13" style:family="text">
      <style:text-properties officeooo:rsid="039569a8"/>
    </style:style>
    <style:style style:name="T14" style:family="text">
      <style:text-properties officeooo:rsid="039b30c9"/>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fo:padding="0cm" fo:border="0.74pt solid #00008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10.1.16 Editors - Geometry Nodes Editor - Header - Add Menu - Layou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0.1.16 Editors - Geometry Nodes Editor - Header - Add Menu - Layout</text:p>
          </text:index-title>
          <text:p text:style-name="P4"><text:a xlink:type="simple" xlink:href="#__RefHeading___Toc1324_2343488134" text:style-name="Index_20_Link" text:visited-style-name="Index_20_Link">Add menu - Layout<text:tab/>1</text:a></text:p>
          <text:p text:style-name="P5"><text:a xlink:type="simple" xlink:href="#__RefHeading___Toc7047_3958101099" text:style-name="Index_20_Link" text:visited-style-name="Index_20_Link">Frame<text:tab/>1</text:a></text:p>
          <text:p text:style-name="P6"><text:a xlink:type="simple" xlink:href="#__RefHeading___Toc218_1082221010" text:style-name="Index_20_Link" text:visited-style-name="Index_20_Link">Adding and Removing Nodes<text:tab/>1</text:a></text:p>
          <text:p text:style-name="P6"><text:a xlink:type="simple" xlink:href="#__RefHeading___Toc220_1082221010" text:style-name="Index_20_Link" text:visited-style-name="Index_20_Link">Resizing Frame<text:tab/>2</text:a></text:p>
          <text:p text:style-name="P6"><text:a xlink:type="simple" xlink:href="#__RefHeading___Toc222_1082221010" text:style-name="Index_20_Link" text:visited-style-name="Index_20_Link">Label and Color<text:tab/>2</text:a></text:p>
          <text:p text:style-name="P5"><text:a xlink:type="simple" xlink:href="#__RefHeading___Toc7049_3958101099" text:style-name="Index_20_Link" text:visited-style-name="Index_20_Link">Reroute<text:tab/>2</text:a></text:p>
          <text:p text:style-name="P6"><text:a xlink:type="simple" xlink:href="#__RefHeading___Toc7066_3958101099" text:style-name="Index_20_Link" text:visited-style-name="Index_20_Link">Move, Rotate, Scale<text:tab/>2</text:a></text:p>
        </text:index-body>
      </text:table-of-content>
      <text:p text:style-name="P2"/>
      <text:p text:style-name="Text_20_body"/>
      <table:table table:name="Tabelle3" table:style-name="Tabelle3">
        <table:table-column table:style-name="Tabelle3.A"/>
        <table:table-row table:style-name="TableLine2121819677488">
          <table:table-cell table:style-name="Tabelle3.A1" office:value-type="string">
            <text:h text:style-name="Heading_20_1" text:outline-level="1"><text:bookmark-start text:name="__RefHeading___Toc1324_2343488134"/>Add menu - Layout<text:bookmark-end text:name="__RefHeading___Toc1324_2343488134"/></text:h>
          </table:table-cell>
        </table:table-row>
      </table:table>
      <text:p text:style-name="Standard"><draw:frame draw:style-name="fr1" draw:name="Bild23" text:anchor-type="paragraph" svg:y="0.432cm" svg:width="3.941cm" svg:height="0.88cm" draw:z-index="0"><draw:image xlink:href="Pictures/10000201000000E9000000347A5EC1579EA54920.png" xlink:type="simple" xlink:show="embed" xlink:actuate="onLoad" draw:mime-type="image/png"/></draw:frame></text:p>
      <text:p text:style-name="Text_20_body">These nodes helps organizing the node layout.</text:p>
      <text:h text:style-name="Heading_20_2" text:outline-level="2"><text:bookmark-start text:name="__RefHeading___Toc7047_3958101099"/>Frame<text:bookmark-end text:name="__RefHeading___Toc7047_3958101099"/></text:h>
      <text:p text:style-name="Text_20_body"><draw:frame draw:style-name="fr1" draw:name="Bild1" text:anchor-type="paragraph" svg:y="0.432cm" svg:width="2.18cm" svg:height="1.57cm" draw:z-index="3"><draw:image xlink:href="Pictures/10000201000000810000005D68907185382F9A08.png" xlink:type="simple" xlink:show="embed" xlink:actuate="onLoad" draw:mime-type="image/png"/></draw:frame>The Frame node allows you to drop nodes into a frame. This frame can be dragged around as a whole.</text:p>
      <text:p text:style-name="Text_20_body"><draw:a xlink:type="simple" xlink:href="../../bfa%20manual/0000%20-%20bearbeiten/_images/composite_node_layout_frame.png"><draw:frame draw:style-name="fr4" draw:name="Bild151" text:anchor-type="as-char" svg:y="-6.936cm" svg:width="12.07cm" svg:height="8.841cm" draw:z-index="1"><draw:image xlink:href="Pictures/10000201000002C90000020A919D794E3059E73C.png" xlink:type="simple" xlink:show="embed" xlink:actuate="onLoad" draw:mime-type="image/png"/><svg:title>../../../_images/composite_node_layout_frame.png</svg:title></draw:frame></draw:a></text:p>
      <text:h text:style-name="Heading_20_3" text:outline-level="3"><draw:frame draw:style-name="fr1" draw:name="Bild2" text:anchor-type="paragraph" svg:y="0.386cm" svg:width="4.249cm" svg:height="5.241cm" draw:z-index="4"><draw:image xlink:href="Pictures/10000000000000F1000001294268667FE5C71B65.jpg" xlink:type="simple" xlink:show="embed" xlink:actuate="onLoad" draw:mime-type="image/jpeg"/></draw:frame><text:bookmark-start text:name="__RefHeading___Toc218_1082221010"/>Adding and Removing Nodes<text:bookmark-end text:name="__RefHeading___Toc218_1082221010"/></text:h>
      <text:p text:style-name="Text_20_body">Nodes can be added by simply dropping them onto the frame.<text:span text:style-name="T9"> Or with the Join in New Frame menu item in the Node menu.</text:span></text:p>
      <text:p text:style-name="P7">To remove a node from the frame use Remove from Frame.</text:p>
      <text:p text:style-name="P7"/>
      <text:p text:style-name="P7"/>
      <text:h text:style-name="Heading_20_3" text:outline-level="3"><text:bookmark-start text:name="__RefHeading___Toc220_1082221010"/><text:soft-page-break/>Resizing Frame<text:bookmark-end text:name="__RefHeading___Toc220_1082221010"/></text:h>
      <text:p text:style-name="Text_20_body">When the Frame node is first placed in the node editor workspace <text:span text:style-name="T10">you can</text:span> resize<text:span text:style-name="T10"> it</text:span> by dragging one of the edges.</text:p>
      <text:p text:style-name="Text_20_body">Once a node is placed in the Frame, the Frame shrinks around <text:span text:style-name="T10">the nodes. You cannot resize it anymore with handlers. Just by dragging around the nodes inside of the frame. </text:span></text:p>
      <text:p text:style-name="Text_20_body"><draw:frame draw:style-name="fr1" draw:name="Bild3" text:anchor-type="paragraph" svg:y="-0.058cm" svg:width="3.769cm" svg:height="3.769cm" draw:z-index="5"><draw:image xlink:href="Pictures/10000201000000DF000000DFE562EC7776B2A264.png" xlink:type="simple" xlink:show="embed" xlink:actuate="onLoad" draw:mime-type="image/png"/></draw:frame>This behavior can be changed by disabling the <text:span text:style-name="Emphasis">Shrink</text:span> option in the <text:span text:style-name="T10">Item tab in the </text:span>Properties <text:span text:style-name="T10">panel. Then you can resize the frame again by dragging the edges.</text:span></text:p>
      <text:h text:style-name="Heading_20_3" text:outline-level="3"><text:bookmark-start text:name="__RefHeading___Toc222_1082221010"/>Label and Color<text:bookmark-end text:name="__RefHeading___Toc222_1082221010"/></text:h>
      <text:p text:style-name="P7">You can change the name of a frame in the Node panel. And you can give it a custom color by checking the Color checkbox and adjusting the color then.</text:p>
      <text:h text:style-name="Heading_20_2" text:outline-level="2"><text:bookmark-start text:name="__RefHeading___Toc7049_3958101099"/>Reroute<text:bookmark-end text:name="__RefHeading___Toc7049_3958101099"/></text:h>
      <text:p text:style-name="Text_20_body"><text:span text:style-name="T13">Adds a reroute point that can be used to reroute connections</text:span>. <text:span text:style-name="T13">It allows just one input, but allows </text:span>multiple output connections.</text:p>
      <text:p text:style-name="Text_20_body"><text:span text:style-name="T11">To quickly add a Reroute node into an existing connection, hold </text:span><text:span text:style-name="Source_20_Text"><text:span text:style-name="T11">Shift</text:span></text:span><text:span text:style-name="T11"> and </text:span><text:span text:style-name="Source_20_Text"><text:span text:style-name="T11">Right Mouse</text:span></text:span><text:span text:style-name="Source_20_Text"><text:span text:style-name="T12"> and drag the mouse to cut through the link.</text:span></text:span><text:span text:style-name="T11"> </text:span><text:span text:style-name="T12">A new reroute node will be added.</text:span></text:p>
      <text:p text:style-name="Text_20_body"><draw:frame draw:style-name="fr3" draw:name="Bild150" text:anchor-type="paragraph" svg:x="8.197cm" svg:y="0.402cm" svg:width="7.37cm" svg:height="3.96cm" draw:z-index="2"><draw:image xlink:href="Pictures/100002010000015A000000F0B8F107FE8965BA9B.png" xlink:type="simple" xlink:show="embed" xlink:actuate="onLoad" draw:mime-type="image/png"/><svg:title>../../../_images/composite_node_layout_reroute.png</svg:title></draw:frame><draw:frame draw:style-name="fr2" draw:name="Bild4" text:anchor-type="paragraph" svg:y="0.344cm" svg:width="7.37cm" svg:height="3.96cm" draw:z-index="6"><draw:image xlink:href="Pictures/10000201000001B3000000EAD0C2E17D61DE2539.png" xlink:type="simple" xlink:show="embed" xlink:actuate="onLoad" draw:mime-type="image/png"/><svg:title>../../../_images/composite_node_layout_reroute.png</svg:title></draw:frame></text:p>
      <text:p text:style-name="Text_20_body"/>
      <text:p text:style-name="Text_20_body"/>
      <text:p text:style-name="Text_20_body"/>
      <text:p text:style-name="Text_20_body"/>
      <text:p text:style-name="Text_20_body"/>
      <text:p text:style-name="P8"><draw:frame draw:style-name="fr1" draw:name="Bild5" text:anchor-type="paragraph" svg:y="-0.115cm" svg:width="2.76cm" svg:height="2.84cm" draw:z-index="7"><draw:image xlink:href="Pictures/10000201000000A3000000A82F0EA97562C2A4F4.png" xlink:type="simple" xlink:show="embed" xlink:actuate="onLoad" draw:mime-type="image/png"/></draw:frame>When you exceed a specific angle amount between the reroute nodes, then the node connection becomes a sharp corner, and not longer a Bezier like soft curve.</text:p>
      <text:p text:style-name="P9"/>
      <text:h text:style-name="Heading_20_3" text:outline-level="3"><text:bookmark-start text:name="__RefHeading___Toc7066_3958101099"/>Mov<text:span text:style-name="T14">e, Rotate, Scale</text:span><text:bookmark-end text:name="__RefHeading___Toc7066_3958101099"/></text:h>
      <text:p text:style-name="P8"><draw:frame draw:style-name="fr1" draw:name="Bild6" text:anchor-type="paragraph" svg:y="-0.115cm" svg:width="4.08cm" svg:height="1.64cm" draw:z-index="8"><draw:image xlink:href="Pictures/10000201000000F1000000613DFDAAEEE90CC403.png" xlink:type="simple" xlink:show="embed" xlink:actuate="onLoad" draw:mime-type="image/png"/></draw:frame>A normal node has a handler. The reroute dot not. You can't simply move it around with the mouse by clicking at the top area. It has none. You have to use the move, rotate and scale commands. They can be found in the View menu.</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92d0fb"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10.1.16 Editors - Geometry Nodes Editor - Header - Add Menu - Layout</text:span></text:p>
      </style:header>
      <style:footer>
        <text:p text:style-name="MP2"><text:s/><text:page-number text:select-page="current">2</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7DT22H25M34S</meta:editing-duration>
    <meta:editing-cycles>821</meta:editing-cycles>
    <meta:generator>LibreOffice/7.0.4.2$Windows_X86_64 LibreOffice_project/dcf040e67528d9187c66b2379df5ea4407429775</meta:generator>
    <dc:date>2021-01-31T18:31:15.458000000</dc:date>
    <meta:document-statistic meta:table-count="1" meta:image-count="9" meta:object-count="0" meta:page-count="2" meta:paragraph-count="30" meta:word-count="374" meta:character-count="1966" meta:non-whitespace-character-count="1619"/>
    <meta:template xlink:type="simple" xlink:actuate="onRequest" xlink:title="standard1cm" xlink:href="../../../AppData/Roaming/LibreOffice/4/user/template/standard1cm.ott" meta:date="2016-03-29T10:15:31.334000000"/>
  </office:meta>
</office:document-meta>
</file>